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P2" style:family="paragraph" style:parent-style-name="normal">
      <style:paragraph-properties fo:margin-left="0cm" fo:margin-right="0cm" fo:text-align="center" style:justify-single-word="false" fo:text-indent="1cm" style:auto-text-indent="false"/>
    </style:style>
    <style:style style:name="P3" style:family="paragraph" style:parent-style-name="normal">
      <style:paragraph-properties fo:margin-left="0cm" fo:margin-right="0.741cm" fo:text-indent="0cm" style:auto-text-indent="false"/>
    </style:style>
    <style:style style:name="P4" style:family="paragraph" style:parent-style-name="normal" style:master-page-name="Standard">
      <style:paragraph-properties fo:margin-left="0cm" fo:margin-right="0.002cm" fo:text-indent="0cm" style:auto-text-indent="false" style:page-number="auto"/>
    </style:style>
    <style:style style:name="P5" style:family="paragraph" style:parent-style-name="normal">
      <style:paragraph-properties fo:margin-left="0cm" fo:margin-right="0.002cm"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normal">
      <style:paragraph-properties fo:margin-left="0cm" fo:margin-right="0.002cm"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7" style:family="paragraph" style:parent-style-name="normal">
      <style:paragraph-properties fo:margin-left="0cm" fo:margin-right="0.741cm" fo:text-indent="0cm" style:auto-text-indent="false"/>
      <style:text-properties style:font-name="Times New Roman" fo:font-size="12pt" style:font-name-asian="Times New Roman1" style:font-size-asian="12pt" style:font-name-complex="Times New Roman1" style:font-size-complex="12pt"/>
    </style:style>
    <style:style style:name="P8"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T1" style:family="text">
      <style:text-properties fo:color="#0000ff" fo:font-size="10pt" style:text-underline-style="solid" style:text-underline-width="auto" style:text-underline-color="font-color" style:font-size-asian="10pt" style:font-size-complex="10pt"/>
    </style:style>
    <style:style style:name="T2" style:family="text">
      <style:text-properties style:font-name="Times New Roman" fo:font-size="12pt" fo:language="de" fo:country="DE" style:font-name-asian="Times New Roman1" style:font-size-asian="12pt" style:font-name-complex="Times New Roman1" style:font-size-complex="12pt"/>
    </style:style>
    <style:style style:name="T3" style:family="text">
      <style:text-properties style:font-name="Times New Roman" fo:font-size="12pt" fo:language="de" fo:country="DE" fo:font-weight="bold" style:font-name-asian="Times New Roman1" style:font-size-asian="12pt" style:font-weight-asian="bold" style:font-name-complex="Times New Roman1" style:font-size-complex="12pt"/>
    </style:style>
    <style:style style:name="T4" style:family="text">
      <style:text-properties fo:font-variant="normal" fo:text-transform="none" fo:color="#00000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fr" style:country-asian="FR"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Seine Zen</text:span><text:span text:style-name="T2"> – </text:span><text:span text:style-name="T3">Philippe Rei Ryu </text:span></text:p>
      <text:p text:style-name="P5">Mardi 17 mai 2016 – Zazen de 7 heures</text:p>
      <text:p text:style-name="P5">Prise de notes : Denis Crozet</text:p>
      <text:p text:style-name="P6">Kusen adapté pour l’écrit</text:p>
      <text:p text:style-name="P3"/>
      <text:p text:style-name="P3"/>
      <text:p text:style-name="P3"/>
      <text:p text:style-name="P7"><office:annotation office:name="__Annotation__60_1628237883"><dc:creator>Auteur inconnu</dc:creator><dc:date>2016-09-29T00:40:25.363000000</dc:date><text:p text:style-name="P8"><text:span text:style-name="T4">Graduelle et immédiat</text:span></text:p></office:annotation>Il y a beaucoup de légèreté dans la pratique de zazen ; bien qu’ancrée dans la terre, la posture est légère : cela est indiqué par les pouces qui se touchent, légèrement, sans monter ni tomber.<office:annotation-end office:name="__Annotation__60_1628237883"/> Les dents se touchent légèrement. La langue touche légèrement le palais. Le bassin est légèrement basculé vers l’avant. Les épaules tombent légèrement et directement vers le sol et les yeux permettent une légère pénétration de la lumière. La respiration, l’expiration, bien que complètes, sont légères.</text:p>
      <text:p text:style-name="P7">L’esprit, du fait qu’il ne se pose sur rien, est aussi très léger. Mais il ne flotte pas car nous sommes bien enracinés dans la terre.</text:p>
      <text:p text:style-name="P7">L’enseignement aussi est léger : Bouddha qui tourne légèrement la fleur entre ses doigts et Mahakashyapa qui sourit. Par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fo:color="#000000" style:font-name="Calibri" fo:font-size="11pt" fo:language="fr" fo:country="FR" style:letter-kerning="true" style:font-name-asian="Calibri1" style:font-size-asian="11pt" style:language-asian="fr" style:country-asian="FR" style:font-name-complex="Calibri1"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fo:color="#000000" style:font-name="Calibri" fo:font-size="11pt" fo:language="fr" fo:country="FR" style:letter-kerning="true" style:font-name-asian="Calibri1" style:font-size-asian="11pt" style:language-asian="fr" style:country-asian="FR"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next-style-name="Text_20_body" style:default-outline-level="5"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loext:contextual-spacing="false"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loext:contextual-spacing="fals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MP2" style:family="paragraph" style:parent-style-name="normal">
      <style:paragraph-properties fo:margin-left="0cm" fo:margin-right="0cm" fo:text-align="center" style:justify-single-word="false" fo:text-indent="1cm" style:auto-text-indent="false"/>
    </style:style>
    <style:style style:name="MT1" style:family="text">
      <style:text-properties fo:color="#0000ff"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Page <text:page-number text:select-page="current">1</text:page-number> sur <text:page-count>1</text:page-count></text:p>
        <text:p text:style-name="MP2"><text:a xlink:type="simple" xlink:href="http://www.zen-road.org/" text:style-name="Internet_20_link" text:visited-style-name="Visited_20_Internet_20_Link"><text:span text:style-name="MT1">www.zen-road.org</text:span></text:a></text:p>
        <text:p text:style-name="MP2"><text:a xlink:type="simple" xlink:href="http://www.seinezen-paris.org/" text:style-name="Internet_20_link" text:visited-style-name="Visited_20_Internet_20_Link"><text:span text:style-name="MT1">www.seinezen-paris.org</text:span></text:a></text:p>
        <text:p text:style-name="MP2"><text:a xlink:type="simple" xlink:href="mailto:contact@seinezen-paris.org" text:style-name="Internet_20_link" text:visited-style-name="Visited_20_Internet_20_Link"><text:span text:style-name="MT1">contact@seinezen-paris.org</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CROZET</meta:initial-creator>
    <meta:editing-cycles>3</meta:editing-cycles>
    <meta:creation-date>2016-07-01T18:44:00</meta:creation-date>
    <dc:date>2016-09-29T00:40:34.900000000</dc:date>
    <meta:editing-duration>PT45S</meta:editing-duration>
    <meta:generator>LibreOffice/5.1.5.2$Windows_x86 LibreOffice_project/7a864d8825610a8c07cfc3bc01dd4fce6a9447e5</meta:generator>
    <meta:document-statistic meta:table-count="0" meta:image-count="0" meta:object-count="0" meta:page-count="1" meta:paragraph-count="11" meta:word-count="156" meta:character-count="950" meta:non-whitespace-character-count="802"/>
    <meta:user-defined meta:name="AppVersion">12.0000</meta:user-defined>
    <meta:user-defined meta:name="Company">Crozet Lequeux Avoca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